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2252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2465in"/>
    </style:style>
    <style:style style:name="co11" style:family="table-column">
      <style:table-column-properties fo:break-before="auto" style:column-width="0.45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0.7181in"/>
    </style:style>
    <style:style style:name="ro1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547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1.1291in" fo:break-before="auto" style:use-optimal-row-height="false"/>
    </style:style>
    <style:style style:name="ro14" style:family="table-row">
      <style:table-row-properties style:row-height="0.7665in" fo:break-before="auto" style:use-optimal-row-height="false"/>
    </style:style>
    <style:style style:name="ro15" style:family="table-row">
      <style:table-row-properties style:row-height="2.0311in" fo:break-before="auto" style:use-optimal-row-height="false"/>
    </style:style>
    <style:style style:name="ro16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922in" fo:break-before="auto" style:use-optimal-row-height="fals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font-name="Times New Roman" fo:font-size="14pt" style:text-underline-style="solid" style:text-underline-width="auto" style:text-underline-color="font-color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6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99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6pt solid #000000" fo:border-left="none" fo:border-right="none" fo:border-top="0.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text-shadow="1pt 1pt" style:font-size-asian="11pt" style:font-size-complex="11pt"/>
    </style:style>
    <style:style style:name="ce12" style:family="table-cell" style:parent-style-name="Defaul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order-bottom="0.6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6pt solid #000000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3" table:default-cell-style-name="ce9"/>
        <table:table-column table:style-name="co9" table:number-columns-repeated="2" table:default-cell-style-name="ce9"/>
        <table:table-column table:style-name="co11" table:default-cell-style-name="ce9"/>
        <table:table-column table:style-name="co3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7" table:default-cell-style-name="ce9"/>
        <table:table-column table:style-name="co12" table:number-columns-repeated="2" table:default-cell-style-name="ce9"/>
        <table:table-column table:style-name="co2" table:default-cell-style-name="ce9"/>
        <table:table-column table:style-name="co6" table:number-columns-repeated="2" table:default-cell-style-name="ce9"/>
        <table:table-column table:style-name="co13" table:default-cell-style-name="ce9"/>
        <table:table-column table:style-name="co10" table:number-columns-repeated="999" table:default-cell-style-name="ce9"/>
        <table:table-row table:style-name="ro2">
          <table:table-cell table:style-name="ce1"/>
          <table:table-cell table:style-name="ce10" table:number-columns-repeated="23"/>
          <table:table-cell table:style-name="ce21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table-cell table:style-name="ce18" table:number-columns-spanned="21" table:number-rows-spanned="4"/>
          <table:covered-table-cell table:number-columns-repeated="20"/>
          <table:table-cell table:style-name="ce22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3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4">
          <table:table-cell table:style-name="ce3" office:value-type="string" calcext:value-type="string" table:number-columns-spanned="24" table:number-rows-spanned="1">
            <text:p>VALVE FAILURE REPORT</text:p>
          </table:table-cell>
          <table:covered-table-cell table:number-columns-repeated="23"/>
          <table:table-cell table:style-name="ce22"/>
          <table:table-cell table:number-columns-repeated="999"/>
        </table:table-row>
        <table:table-row table:style-name="ro5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6">
          <table:table-cell table:style-name="ce2" office:value-type="string" calcext:value-type="string">
            <text:p>SERVICE NO :</text:p>
          </table:table-cell>
          <table:table-cell table:number-columns-repeated="2"/>
          <table:table-cell table:style-name="ce19" office:value-type="string" calcext:value-type="string">
            <text:p><text:a xlink:href="python://o.name" xlink:type="simple">name</text:a></text:p>
          </table:table-cell>
          <table:table-cell table:number-columns-repeated="11"/>
          <table:table-cell office:value-type="string" calcext:value-type="string">
            <text:p>Report By</text:p>
          </table:table-cell>
          <table:table-cell/>
          <table:table-cell table:style-name="ce19" office:value-type="string" calcext:value-type="string">
            <text:p><text:a xlink:href="python://o.user_id%20and%20o.user_id.name%20or%20''" xlink:type="simple">user_id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7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 office:value-type="string" calcext:value-type="string">
            <text:p>CUSTOMER :</text:p>
          </table:table-cell>
          <table:table-cell table:number-columns-repeated="2"/>
          <table:table-cell table:style-name="ce19" office:value-type="string" calcext:value-type="string">
            <text:p><text:a xlink:href="python://o.partner_id%20and%20o.partner_id.name%20or%20''" xlink:type="simple">partner_id</text:a></text:p>
          </table:table-cell>
          <table:table-cell table:number-columns-repeated="11"/>
          <table:table-cell office:value-type="string" calcext:value-type="string">
            <text:p>DATE :</text:p>
          </table:table-cell>
          <table:table-cell/>
          <table:table-cell table:style-name="ce19" office:value-type="string" calcext:value-type="string">
            <text:p><text:a xlink:href="python://convert_date(o.date)" xlink:type="simple">date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 office:value-type="string" calcext:value-type="string">
            <text:p>MODEL :</text:p>
          </table:table-cell>
          <table:table-cell table:number-columns-repeated="2"/>
          <table:table-cell table:style-name="ce19" office:value-type="string" calcext:value-type="string">
            <text:p><text:a xlink:href="python://o.model" xlink:type="simple">model</text:a></text:p>
          </table:table-cell>
          <table:table-cell table:number-columns-repeated="11"/>
          <table:table-cell office:value-type="string" calcext:value-type="string">
            <text:p>CONTACT :</text:p>
          </table:table-cell>
          <table:table-cell/>
          <table:table-cell table:style-name="ce19" office:value-type="string" calcext:value-type="string">
            <text:p><text:a xlink:href="python://o.contact" xlink:type="simple">contact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 office:value-type="string" calcext:value-type="string">
            <text:p>FAB NO :</text:p>
          </table:table-cell>
          <table:table-cell table:number-columns-repeated="2"/>
          <table:table-cell table:style-name="ce19" office:value-type="string" calcext:value-type="string">
            <text:p><text:a xlink:href="python://o.fab_no" xlink:type="simple">fab_no</text:a></text:p>
          </table:table-cell>
          <table:table-cell table:number-columns-repeated="11"/>
          <table:table-cell office:value-type="string" calcext:value-type="string">
            <text:p>S/NO:</text:p>
          </table:table-cell>
          <table:table-cell/>
          <table:table-cell table:style-name="ce19" office:value-type="string" calcext:value-type="string">
            <text:p><text:a xlink:href="python://o.s_no" xlink:type="simple">s_no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11">
          <table:table-cell table:style-name="ce2"/>
          <table:table-cell table:number-columns-repeated="2"/>
          <table:table-cell table:style-name="ce19"/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12">
          <table:table-cell table:style-name="ce2" office:value-type="string" calcext:value-type="string">
            <text:p>GATE PASS:</text:p>
          </table:table-cell>
          <table:table-cell table:number-columns-repeated="2"/>
          <table:table-cell table:style-name="ce19" office:value-type="string" calcext:value-type="string">
            <text:p><text:a xlink:href="python://o.gate_pass" xlink:type="simple">gate_pass</text:a></text:p>
          </table:table-cell>
          <table:table-cell table:number-columns-repeated="13"/>
          <table:table-cell table:style-name="ce19"/>
          <table:table-cell table:number-columns-repeated="6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service_contract%22" xlink:type="simple">if</text:a>X<text:a xlink:href="python:///if" xlink:type="simple">/if</text:a></text:p>
          </table:table-cell>
          <table:table-cell office:value-type="string" calcext:value-type="string">
            <text:p><text:s text:c="2"/>SERVICE CONTRACT</text:p>
          </table:table-cell>
          <table:table-cell table:number-columns-repeated="7"/>
          <table:table-cell table:style-name="ce11" office:value-type="string" calcext:value-type="string">
            <text:p><text:a xlink:href="python://if%20test=%22o.warranty%22" xlink:type="simple">if</text:a>X<text:a xlink:href="python:///if" xlink:type="simple">/if</text:a></text:p>
          </table:table-cell>
          <table:table-cell office:value-type="string" calcext:value-type="string">
            <text:p><text:s text:c="2"/>WARRANTY</text:p>
          </table:table-cell>
          <table:table-cell table:number-columns-repeated="5"/>
          <table:table-cell table:style-name="ce11" office:value-type="string" calcext:value-type="string">
            <text:p><text:a xlink:href="python://if%20test=%22o.new_units%22" xlink:type="simple">if</text:a>X<text:a xlink:href="python:///if" xlink:type="simple">/if</text:a></text:p>
          </table:table-cell>
          <table:table-cell office:value-type="string" calcext:value-type="string">
            <text:p><text:s text:c="2"/>NEW UNITS</text:p>
          </table:table-cell>
          <table:table-cell table:number-columns-repeated="5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chargeable%22" xlink:type="simple">if</text:a>X<text:a xlink:href="python:///if" xlink:type="simple">/if</text:a></text:p>
          </table:table-cell>
          <table:table-cell office:value-type="string" calcext:value-type="string">
            <text:p><text:s text:c="2"/>CHARGEABLE</text:p>
          </table:table-cell>
          <table:table-cell table:number-columns-repeated="2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2" office:value-type="string" calcext:value-type="string">
            <text:p>Urgent Level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urgent_level=='low'%22" xlink:type="simple">if</text:a>X<text:a xlink:href="python:///if" xlink:type="simple">/if</text:a></text:p>
          </table:table-cell>
          <table:table-cell office:value-type="string" calcext:value-type="string">
            <text:p><text:s text:c="2"/>Low</text:p>
          </table:table-cell>
          <table:table-cell table:number-columns-repeated="7"/>
          <table:table-cell table:style-name="ce11" office:value-type="string" calcext:value-type="string">
            <text:p><text:a xlink:href="python://if%20test=%22o.urgent_level=='high'%22" xlink:type="simple">if</text:a>X<text:a xlink:href="python:///if" xlink:type="simple">/if</text:a></text:p>
          </table:table-cell>
          <table:table-cell office:value-type="string" calcext:value-type="string">
            <text:p><text:s text:c="2"/>High</text:p>
          </table:table-cell>
          <table:table-cell table:number-columns-repeated="4"/>
          <table:table-cell office:value-type="string" calcext:value-type="string">
            <text:p>Completion Date by 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urgent_level=='medium'%22" xlink:type="simple">if</text:a>X<text:a xlink:href="python:///if" xlink:type="simple">/if</text:a></text:p>
          </table:table-cell>
          <table:table-cell office:value-type="string" calcext:value-type="string">
            <text:p><text:s text:c="2"/>Mid </text:p>
          </table:table-cell>
          <table:table-cell table:number-columns-repeated="13"/>
          <table:table-cell table:style-name="ce19" office:value-type="string" calcext:value-type="string">
            <text:p><text:a xlink:href="python://convert_date(o.completion_date_by)" xlink:type="simple">completion_date_by</text:a>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4" office:value-type="string" calcext:value-type="string">
            <text:p>FAILURE ANALYSIS : 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3">
          <table:table-cell table:style-name="ce2"/>
          <table:table-cell table:style-name="ce13" office:value-type="string" calcext:value-type="string" table:number-columns-spanned="24" table:number-rows-spanned="1">
            <text:p><text:a xlink:href="python://o.failure_analysis" xlink:type="simple">failure_analysis</text:a></text:p>
          </table:table-cell>
          <table:covered-table-cell table:number-columns-repeated="22"/>
          <table:covered-table-cell table:style-name="ce22"/>
          <table:table-cell table:number-columns-repeated="999"/>
        </table:table-row>
        <table:table-row table:style-name="ro9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4" office:value-type="string" calcext:value-type="string">
            <text:p>ASSEMBL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alignment_of_gate_plate%22" xlink:type="simple">if</text:a>X<text:a xlink:href="python:///if" xlink:type="simple">/if</text:a></text:p>
          </table:table-cell>
          <table:table-cell/>
          <table:table-cell office:value-type="string" calcext:value-type="string">
            <text:p>Alignment of Gate/Plate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applied_lock_tight%22" xlink:type="simple">if</text:a>X<text:a xlink:href="python:///if" xlink:type="simple">/if</text:a></text:p>
          </table:table-cell>
          <table:table-cell/>
          <table:table-cell office:value-type="string" calcext:value-type="string">
            <text:p>Applied Lock tight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medium_strength%22" xlink:type="simple">if</text:a>X<text:a xlink:href="python:///if" xlink:type="simple">/if</text:a></text:p>
          </table:table-cell>
          <table:table-cell/>
          <table:table-cell office:value-type="string" calcext:value-type="string">
            <text:p>Medium Strength </text:p>
          </table:table-cell>
          <table:table-cell table:number-columns-repeated="5"/>
          <table:table-cell table:style-name="ce11" office:value-type="string" calcext:value-type="string">
            <text:p><text:a xlink:href="python://if%20test=%22o.high_strength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High strength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4" office:value-type="string" calcext:value-type="string">
            <text:p>Grease Application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pneumatic_smc%22" xlink:type="simple">if</text:a>X<text:a xlink:href="python:///if" xlink:type="simple">/if</text:a></text:p>
          </table:table-cell>
          <table:table-cell/>
          <table:table-cell office:value-type="string" calcext:value-type="string">
            <text:p>Pneumatic (SMC)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black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Black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vacuum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Vacuum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neumatic_vat_whi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neumatic (VAT/White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gear_grease%22" xlink:type="simple">if</text:a>X<text:a xlink:href="python:///if" xlink:type="simple">/if</text:a></text:p>
          </table:table-cell>
          <table:table-cell/>
          <table:table-cell office:value-type="string" calcext:value-type="string">
            <text:p>Gear Grease</text:p>
          </table:table-cell>
          <table:table-cell table:number-columns-repeated="5"/>
          <table:table-cell table:style-name="ce11" office:value-type="string" calcext:value-type="string">
            <text:p><text:a xlink:href="python://if%20test=%22o.paste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krytox_240ac%22" xlink:type="simple">if</text:a>X<text:a xlink:href="python:///if" xlink:type="simple">/if</text:a></text:p>
          </table:table-cell>
          <table:table-cell/>
          <table:table-cell office:value-type="string" calcext:value-type="string">
            <text:p>Krytox 240AC</text:p>
          </table:table-cell>
          <table:table-cell table:number-columns-repeated="5"/>
          <table:table-cell table:style-name="ce11" office:value-type="string" calcext:value-type="string">
            <text:p><text:a xlink:href="python://if%20test=%22o.smc_lead_screw%22" xlink:type="simple">if</text:a>X<text:a xlink:href="python:///if" xlink:type="simple">/if</text:a></text:p>
          </table:table-cell>
          <table:table-cell table:number-columns-repeated="2"/>
          <table:table-cell office:value-type="string" calcext:value-type="string">
            <text:p>SMC Lead Screw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4" office:value-type="string" calcext:value-type="string">
            <text:p>POST-TEST DATA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9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4" office:value-type="string" calcext:value-type="string">
            <text:p>Motor Controller Check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low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Low Speed Motion Controller (Fully Open/Close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1" office:value-type="string" calcext:value-type="string">
            <text:p><text:a xlink:href="python://if%20test=%22o.high_speed%22" xlink:type="simple">if</text:a>X<text:a xlink:href="python:///if" xlink:type="simple">/if</text:a></text:p>
          </table:table-cell>
          <table:table-cell/>
          <table:table-cell office:value-type="string" calcext:value-type="string">
            <text:p>High Speed Motion controler (Fully Open/Closed &amp; 45*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4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post_remarks" xlink:type="simple">post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4" office:value-type="string" calcext:value-type="string">
            <text:p>DETAILS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5"/>
          <table:table-cell table:style-name="ce16" table:number-columns-repeated="23"/>
          <table:table-cell table:style-name="ce23"/>
          <table:table-cell table:number-columns-repeated="999"/>
        </table:table-row>
        <table:table-row table:style-name="ro15">
          <table:table-cell table:style-name="ce6" table:number-columns-spanned="25" table:number-rows-spanned="1"/>
          <table:covered-table-cell table:number-columns-repeated="23"/>
          <table:covered-table-cell table:style-name="ce22"/>
          <table:table-cell table:number-columns-repeated="999"/>
        </table:table-row>
        <table:table-row table:style-name="ro16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8">
          <table:table-cell table:style-name="ce2"/>
          <table:table-cell table:style-name="ce15" office:value-type="string" calcext:value-type="string">
            <text:p>Remarks:</text:p>
          </table:table-cell>
          <table:table-cell/>
          <table:table-cell table:style-name="ce13" office:value-type="string" calcext:value-type="string" table:number-columns-spanned="22" table:number-rows-spanned="1">
            <text:p><text:a xlink:href="python://o.details_remarks" xlink:type="simple">details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4" office:value-type="string" calcext:value-type="string">
            <text:p>FINAL INSPECTION BEFORE DELIVER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9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All procedure completed?</text:p>
          </table:table-cell>
          <table:table-cell table:number-columns-repeated="11"/>
          <table:table-cell table:style-name="ce11" office:value-type="string" calcext:value-type="string">
            <text:p><text:a xlink:href="python://if%20test=%22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all_procedure_complet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S/N vs Customer</text:p>
          </table:table-cell>
          <table:table-cell table:number-columns-repeated="11"/>
          <table:table-cell table:style-name="ce11" office:value-type="string" calcext:value-type="string">
            <text:p><text:a xlink:href="python://if%20test=%22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Correct</text:p>
          </table:table-cell>
          <table:table-cell/>
          <table:table-cell table:style-name="ce11" office:value-type="string" calcext:value-type="string">
            <text:p><text:a xlink:href="python://if%20test=%22not%20o.sn_vs_customer%22" xlink:type="simple">if</text:a>X<text:a xlink:href="python:///if" xlink:type="simple">/if</text:a></text:p>
          </table:table-cell>
          <table:table-cell/>
          <table:table-cell office:value-type="string" calcext:value-type="string">
            <text:p>Incorrect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2" office:value-type="string" calcext:value-type="string">
            <text:p>Cleaning package status:</text:p>
          </table:table-cell>
          <table:table-cell table:number-columns-repeated="11"/>
          <table:table-cell table:style-name="ce11" office:value-type="string" calcext:value-type="string">
            <text:p><text:a xlink:href="python://if%20test=%22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leaning_package_status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Valve Fully closed after controlled</text:p>
          </table:table-cell>
          <table:table-cell table:number-columns-repeated="11"/>
          <table:table-cell table:style-name="ce11" office:value-type="string" calcext:value-type="string">
            <text:p><text:a xlink:href="python://if%20test=%22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valve_fully_closed_after_controll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Cylinder Pressure Check(70PSI)</text:p>
          </table:table-cell>
          <table:table-cell table:number-columns-repeated="11"/>
          <table:table-cell table:style-name="ce11" office:value-type="string" calcext:value-type="string">
            <text:p><text:a xlink:href="python://if%20test=%22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cylinder_pressure_check_70psi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Bellow/Gate not expose</text:p>
          </table:table-cell>
          <table:table-cell table:number-columns-repeated="11"/>
          <table:table-cell table:style-name="ce11" office:value-type="string" calcext:value-type="string">
            <text:p><text:a xlink:href="python://if%20test=%22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bellow_gate_not_expose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office:value-type="string" calcext:value-type="string">
            <text:p>Series Number engraved</text:p>
          </table:table-cell>
          <table:table-cell table:number-columns-repeated="11"/>
          <table:table-cell table:style-name="ce11" office:value-type="string" calcext:value-type="string">
            <text:p><text:a xlink:href="python://if%20test=%22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1" office:value-type="string" calcext:value-type="string">
            <text:p><text:a xlink:href="python://if%20test=%22not%20o.series_number_engraved%22" xlink:type="simple">if</text:a>X<text:a xlink:href="python:///if" xlink:type="simple">/if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number-columns-repeated="11"/>
          <table:table-cell table:style-name="ce14" office:value-type="string" calcext:value-type="string">
            <text:p>Serviced and inspected 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o.serviced_and_inspected" xlink:type="simple">serviced_and_inspected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number-columns-repeated="11"/>
          <table:table-cell table:style-name="ce14" office:value-type="string" calcext:value-type="string">
            <text:p>DATE:</text:p>
          </table:table-cell>
          <table:table-cell table:number-columns-repeated="4"/>
          <table:table-cell table:style-name="ce20" office:value-type="string" calcext:value-type="string" table:number-columns-spanned="8" table:number-rows-spanned="1">
            <text:p><text:a xlink:href="python://convert_date(o.final_date)" xlink:type="simple">final_date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7"/>
          <table:table-cell table:style-name="ce17" table:number-columns-repeated="23"/>
          <table:table-cell table:style-name="ce24"/>
          <table:table-cell table:number-columns-repeated="999"/>
        </table:table-row>
        <table:table-row table:style-name="ro19">
          <table:table-cell table:style-name="ce8" table:number-columns-repeated="25"/>
          <table:table-cell table:number-columns-repeated="999"/>
        </table:table-row>
        <table:table-row table:style-name="ro20">
          <table:table-cell table:style-name="ce8" table:number-columns-repeated="25"/>
          <table:table-cell table:number-columns-repeated="999"/>
        </table:table-row>
        <table:table-row table:style-name="ro9" table:number-rows-repeated="104848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17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09:58:48.175953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02T15:49:41</meta:creation-date>
    <meta:generator>LibreOffice/4.2.8.2$Linux_X86_64 LibreOffice_project/420m0$Build-2</meta:generator>
    <dc:date>2016-04-03T10:04:58.028287974</dc:date>
    <meta:editing-duration>PT52M57S</meta:editing-duration>
    <meta:editing-cycles>107</meta:editing-cycles>
    <meta:document-statistic meta:table-count="3" meta:cell-count="115" meta:object-count="0"/>
  </office:meta>
</office:document-meta>
</file>